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0000000A83A3FA1C06D5613FB.png" manifest:media-type="image/png"/>
  <manifest:file-entry manifest:full-path="Pictures/100019BA000022BA0000115DE0A9D46A58168406.svg" manifest:media-type="image/svg+xml"/>
  <manifest:file-entry manifest:full-path="Pictures/100002010000006400000064F2F388AC90B7B6CE.png" manifest:media-type="image/png"/>
  <manifest:file-entry manifest:full-path="Pictures/10000201000001B6000001B6C5E90F7153716CFF.png" manifest:media-type="image/png"/>
  <manifest:file-entry manifest:full-path="Pictures/10000201000000EF000000F2929B2F31BD0DFCFF.png" manifest:media-type="image/png"/>
  <manifest:file-entry manifest:full-path="Pictures/10000201000001B6000001B66659746B97CFE248.png" manifest:media-type="image/png"/>
  <manifest:file-entry manifest:full-path="Pictures/10000201000000A0000000A0321E54875A138C2C.png" manifest:media-type="image/png"/>
  <manifest:file-entry manifest:full-path="Pictures/10000201000001B6000001B6E1F35BF3B7EA6D78.png" manifest:media-type="image/png"/>
  <manifest:file-entry manifest:full-path="Pictures/10000201000001B900000121DC2255C9EC49CD73.png" manifest:media-type="image/png"/>
  <manifest:file-entry manifest:full-path="Pictures/10000201000000A3000001656296B94E72FAE476.png" manifest:media-type="image/png"/>
  <manifest:file-entry manifest:full-path="Pictures/10000201000000A0000000A0ED6E62B88F943AC4.png" manifest:media-type="image/png"/>
  <manifest:file-entry manifest:full-path="Pictures/10000201000001B6000001B652F1C6F11E89F407.png" manifest:media-type="image/png"/>
  <manifest:file-entry manifest:full-path="Pictures/10000201000001F4000001F4BA9D3E7222391E4F.png" manifest:media-type="image/png"/>
  <manifest:file-entry manifest:full-path="Pictures/10000201000000A0000000A0BA5CFB1E629DDCBD.png" manifest:media-type="image/png"/>
  <manifest:file-entry manifest:full-path="Pictures/10000201000001B6000001B6CFFCB84AC66FF2C0.png" manifest:media-type="image/png"/>
  <manifest:file-entry manifest:full-path="Pictures/10000201000001B6000001B688C40E75064EC5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11.434cm" fo:min-width="26.932cm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 fo:min-height="8.926cm" fo:min-width="12.454cm"/>
    </style:style>
    <style:style style:name="gr3" style:family="graphic" style:parent-style-name="standard">
      <style:graphic-properties draw:textarea-horizontal-align="justify" draw:textarea-vertical-align="middle" draw:auto-grow-height="false" fo:min-height="9.002cm" fo:min-width="12.45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1.528cm" fo:min-width="4.199cm"/>
    </style:style>
    <style:style style:name="gr6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1.528cm" fo:min-width="3.818cm"/>
    </style:style>
    <style:style style:name="gr7" style:family="graphic" style:parent-style-name="standard">
      <style:graphic-properties draw:textarea-horizontal-align="justify" draw:textarea-vertical-align="middle" draw:auto-grow-height="false" fo:min-height="1.179cm" fo:min-width="12.454cm"/>
    </style:style>
    <style:style style:name="gr8" style:family="graphic" style:parent-style-name="standard">
      <style:graphic-properties draw:textarea-horizontal-align="justify" draw:textarea-vertical-align="middle" draw:auto-grow-height="false" fo:min-height="1.179cm" fo:min-width="12.416cm"/>
    </style:style>
    <style:style style:name="gr9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1.528cm" fo:min-width="4.072cm"/>
    </style:style>
    <style:style style:name="gr10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1.528cm" fo:min-width="5.852cm"/>
    </style:style>
    <style:style style:name="gr12" style:family="graphic" style:parent-style-name="standard">
      <style:graphic-properties draw:fill="gradient" draw:fill-gradient-name="Tango_20_Green" draw:gradient-step-count="0" draw:textarea-horizontal-align="justify" draw:textarea-vertical-align="middle" draw:auto-grow-height="false" fo:min-height="1.528cm" fo:min-width="6.231cm"/>
    </style:style>
    <style:style style:name="gr13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1.528cm" fo:min-width="4.072cm"/>
    </style:style>
    <style:style style:name="gr15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1.02cm" fo:min-width="3.43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1.528cm" fo:min-width="2.929cm"/>
    </style:style>
    <style:style style:name="gr18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1.02cm" fo:min-width="4.4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Green" draw:gradient-step-count="0"/>
      <style:paragraph-properties fo:text-align="center"/>
      <style:text-properties style:font-name="DejaVu Serif" fo:font-size="18pt" fo:font-weight="bold" style:font-size-asian="18pt" style:font-size-complex="18pt"/>
    </style:style>
    <style:style style:name="P4" style:family="paragraph">
      <style:paragraph-properties fo:text-align="center"/>
      <style:text-properties style:font-name="DejaVu Serif" fo:font-size="18pt" fo:font-weight="bold" style:font-size-asian="18pt" style:font-size-complex="18pt"/>
    </style:style>
    <style:style style:name="P5" style:family="paragraph">
      <loext:graphic-properties draw:fill="none" draw:gradient-step-count="0"/>
      <style:paragraph-properties fo:text-align="center"/>
      <style:text-properties style:font-name="DejaVu Serif" fo:font-size="18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DejaVu Serif" fo:font-size="18pt" fo:font-weight="bold" style:font-size-asian="18pt" style:font-size-complex="18pt"/>
    </style:style>
    <style:style style:name="T1" style:family="text">
      <style:text-properties style:font-name="DejaVu Seri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432cm" svg:height="11.684cm" svg:x="0.254cm" svg:y="7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954cm" svg:height="9.176cm" svg:x="0.762cm" svg:y="8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954cm" svg:height="9.252cm" svg:x="14.224cm" svg:y="8.43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032cm" svg:height="4.451cm" svg:x="25.073cm" svg:y="3.715cm">
          <draw:image xlink:href="Pictures/10000201000000A3000001656296B94E72FAE476.png" xlink:type="simple" xlink:show="embed" xlink:actuate="onLoad">
            <text:p/>
          </draw:image>
        </draw:frame>
        <draw:frame draw:style-name="gr4" draw:text-style-name="P1" draw:layer="layout" svg:width="3.81cm" svg:height="2.497cm" svg:x="16.075cm" svg:y="0.162cm">
          <draw:image xlink:href="Pictures/10000201000001B900000121DC2255C9EC49CD73.png" xlink:type="simple" xlink:show="embed" xlink:actuate="onLoad">
            <text:p/>
          </draw:image>
        </draw:frame>
        <draw:frame draw:style-name="gr4" draw:text-style-name="P1" draw:layer="layout" svg:width="6.858cm" svg:height="6.858cm" svg:x="1.905cm" svg:y="-0.203cm">
          <draw:image xlink:href="Pictures/10000201000001F4000001F4BA9D3E7222391E4F.png" xlink:type="simple" xlink:show="embed" xlink:actuate="onLoad">
            <text:p/>
          </draw:image>
        </draw:frame>
        <draw:custom-shape draw:style-name="gr5" draw:text-style-name="P3" draw:layer="layout" svg:width="4.699cm" svg:height="1.778cm" svg:x="17.499cm" svg:y="13.813cm">
          <text:p text:style-name="P2"><text:span text:style-name="T1">Classe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778cm" svg:x="22.479cm" svg:y="9.095cm">
          <text:p text:style-name="P2"><text:span text:style-name="T1">Évalu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954cm" svg:height="1.429cm" svg:x="0.762cm" svg:y="17.653cm">
          <text:p text:style-name="P2"><text:span text:style-name="T1">Index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916cm" svg:height="1.429cm" svg:x="14.262cm" svg:y="17.653cm">
          <text:p text:style-name="P2"><text:span text:style-name="T1">Interrog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1.778cm" svg:x="15.64cm" svg:y="9.095cm">
          <text:p text:style-name="P2"><text:span text:style-name="T1">Interaction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6.891cm" svg:y1="2.699cm" svg:x2="16.891cm" svg:y2="8.722cm">
          <text:p/>
        </draw:line>
        <draw:line draw:style-name="gr10" draw:text-style-name="P1" draw:layer="layout" svg:x1="18.771cm" svg:y1="8.57cm" svg:x2="18.796cm" svg:y2="2.572cm">
          <text:p/>
        </draw:line>
        <draw:custom-shape draw:style-name="gr11" draw:text-style-name="P3" draw:layer="layout" svg:width="6.352cm" svg:height="1.778cm" svg:x="2.411cm" svg:y="12.332cm">
          <text:p text:style-name="P2"><text:span text:style-name="T1">Transform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731cm" svg:height="1.778cm" svg:x="2.413cm" svg:y="15.399cm">
          <text:p text:style-name="P2"><text:span text:style-name="T1">Création d'inde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1.778cm" svg:x="2.341cm" svg:y="9.195cm">
          <text:p text:style-name="P2"><text:span text:style-name="T1">Acquisition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217cm" svg:height="2.217cm" svg:x="0.861cm" svg:y="8.022cm">
          <draw:image xlink:href="Pictures/10000201000001B6000001B652F1C6F11E89F407.png" xlink:type="simple" xlink:show="embed" xlink:actuate="onLoad">
            <text:p/>
          </draw:image>
        </draw:frame>
        <draw:frame draw:style-name="gr4" draw:text-style-name="P1" draw:layer="layout" svg:width="2.482cm" svg:height="2.482cm" svg:x="14.224cm" svg:y="8.091cm">
          <draw:image xlink:href="Pictures/10000201000000A0000000A0BA5CFB1E629DDCBD.png" xlink:type="simple" xlink:show="embed" xlink:actuate="onLoad">
            <text:p/>
          </draw:image>
        </draw:frame>
        <draw:line draw:style-name="gr13" draw:text-style-name="P2" draw:layer="layout" svg:x1="5.334cm" svg:y1="4.731cm" svg:x2="5.299cm" svg:y2="9.049cm">
          <text:p/>
        </draw:line>
        <draw:custom-shape draw:style-name="gr14" draw:text-style-name="P5" draw:layer="layout" svg:width="4.572cm" svg:height="1.778cm" svg:x="0.096cm" svg:y="5.912cm">
          <text:p text:style-name="P2"><text:span text:style-name="T1">Exploration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905cm" svg:height="1.905cm" svg:x="15.875cm" svg:y="4.353cm">
          <draw:image xlink:href="Pictures/10000201000001B6000001B688C40E75064EC5E9.png" xlink:type="simple" xlink:show="embed" xlink:actuate="onLoad">
            <text:p/>
          </draw:image>
        </draw:frame>
        <draw:custom-shape draw:style-name="gr15" draw:text-style-name="P5" draw:layer="layout" svg:width="3.937cm" svg:height="1.27cm" svg:x="13.081cm" svg:y="5.623cm">
          <text:p text:style-name="P2"><text:span text:style-name="T1">Requêt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2cm" svg:height="1.72cm" svg:x="18.034cm" svg:y="4.226cm">
          <draw:image xlink:href="Pictures/10000201000000A0000000A0321E54875A138C2C.png" xlink:type="simple" xlink:show="embed" xlink:actuate="onLoad">
            <text:p/>
          </draw:image>
        </draw:frame>
        <draw:frame draw:style-name="gr4" draw:text-style-name="P1" draw:layer="layout" svg:width="2.518cm" svg:height="2.518cm" svg:x="23.776cm" svg:y="13.694cm">
          <draw:image xlink:href="Pictures/10000201000001B6000001B66659746B97CFE248.png" xlink:type="simple" xlink:show="embed" xlink:actuate="onLoad">
            <text:p/>
          </draw:image>
        </draw:frame>
        <draw:line draw:style-name="gr13" draw:text-style-name="P2" draw:layer="layout" svg:x1="24.511cm" svg:y1="10.905cm" svg:x2="24.511cm" svg:y2="13.748cm">
          <text:p/>
        </draw:line>
        <draw:custom-shape draw:style-name="gr14" draw:text-style-name="P5" draw:layer="layout" svg:width="4.572cm" svg:height="1.778cm" svg:x="22.733cm" svg:y="15.78cm">
          <text:p text:style-name="P2"><text:span text:style-name="T1">Profile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.134cm" svg:y1="11.189cm" svg:x2="18.134cm" svg:y2="13.502cm">
          <text:p/>
        </draw:line>
        <draw:line draw:style-name="gr10" draw:text-style-name="P1" draw:layer="layout" svg:x1="19.534cm" svg:y1="13.476cm" svg:x2="19.534cm" svg:y2="11.163cm">
          <text:p/>
        </draw:line>
        <draw:line draw:style-name="gr10" draw:text-style-name="P1" draw:layer="layout" svg:x1="23.241cm" svg:y1="11.081cm" svg:x2="21.209cm" svg:y2="13.648cm">
          <text:p/>
        </draw:line>
        <draw:frame draw:style-name="gr16" draw:text-style-name="P6" draw:layer="layout" svg:width="3.524cm" svg:height="3.568cm" svg:x="12.27cm" svg:y="15.583cm">
          <draw:image xlink:href="Pictures/10000201000000EF000000F2929B2F31BD0DFCFF.png" xlink:type="simple" xlink:show="embed" xlink:actuate="onLoad">
            <text:p text:style-name="P2"><text:span text:style-name="T1">Index</text:span></text:p>
          </draw:image>
        </draw:frame>
        <draw:line draw:style-name="gr13" draw:text-style-name="P2" draw:layer="layout" svg:x1="19.431cm" svg:y1="15.653cm" svg:x2="16.002cm" svg:y2="17.431cm">
          <text:p/>
        </draw:line>
        <draw:line draw:style-name="gr10" draw:text-style-name="P1" draw:layer="layout" svg:x1="9.663cm" svg:y1="16.439cm" svg:x2="12.065cm" svg:y2="16.415cm">
          <text:p/>
        </draw:line>
        <draw:frame draw:style-name="gr4" draw:text-style-name="P1" draw:layer="layout" svg:width="2.159cm" svg:height="2.159cm" svg:x="0.964cm" svg:y="14.221cm">
          <draw:image xlink:href="Pictures/10000201000001B6000001B6C5E90F7153716CFF.png" xlink:type="simple" xlink:show="embed" xlink:actuate="onLoad">
            <text:p/>
          </draw:image>
        </draw:frame>
        <draw:frame draw:style-name="gr4" draw:text-style-name="P1" draw:layer="layout" svg:width="2.423cm" svg:height="2.423cm" svg:x="0.889cm" svg:y="11.198cm">
          <draw:image xlink:href="Pictures/10000201000001B6000001B6CFFCB84AC66FF2C0.png" xlink:type="simple" xlink:show="embed" xlink:actuate="onLoad">
            <text:p/>
          </draw:image>
        </draw:frame>
        <draw:custom-shape draw:style-name="gr17" draw:text-style-name="P5" draw:layer="layout" svg:width="3.429cm" svg:height="1.778cm" svg:x="-0.476cm" svg:y="0.727cm">
          <text:p text:style-name="P2"><text:span text:style-name="T1">Web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968cm" svg:height="1.27cm" svg:x="18.781cm" svg:y="5.623cm">
          <text:p text:style-name="P2"><text:span text:style-name="T1">Résultat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905cm" svg:height="1.905cm" svg:x="4.318cm" svg:y="5.785cm">
          <draw:image xlink:href="Pictures/10000201000000A0000000A0ED6E62B88F943AC4.png" xlink:type="simple" xlink:show="embed" xlink:actuate="onLoad">
            <text:p/>
          </draw:image>
        </draw:frame>
        <draw:frame draw:style-name="gr4" draw:text-style-name="P1" draw:layer="layout" svg:width="1.905cm" svg:height="1.905cm" svg:x="16.002cm" svg:y="12.859cm">
          <draw:image xlink:href="Pictures/10000201000001B6000001B6E1F35BF3B7EA6D78.png" xlink:type="simple" xlink:show="embed" xlink:actuate="onLoad">
            <text:p/>
          </draw:image>
        </draw:frame>
        <draw:frame draw:style-name="gr4" draw:text-style-name="P1" draw:layer="layout" svg:width="2.059cm" svg:height="2.059cm" svg:x="21.844cm" svg:y="7.752cm">
          <draw:image xlink:href="Pictures/100002010000006400000064F2F388AC90B7B6CE.png" xlink:type="simple" xlink:show="embed" xlink:actuate="onLoad">
            <text:p/>
          </draw:image>
        </draw:frame>
        <draw:line draw:style-name="gr10" draw:text-style-name="P1" draw:layer="layout" svg:x1="5.234cm" svg:y1="11.064cm" svg:x2="5.207cm" svg:y2="12.473cm">
          <text:p/>
        </draw:line>
        <draw:line draw:style-name="gr10" draw:text-style-name="P1" draw:layer="layout" svg:x1="5.239cm" svg:y1="14.139cm" svg:x2="5.212cm" svg:y2="15.548cm">
          <text:p/>
        </draw:line>
        <draw:frame draw:style-name="gr4" draw:text-style-name="P1" draw:layer="layout" svg:width="5.031cm" svg:height="2.515cm" svg:x="8.382cm" svg:y="8.788cm">
          <draw:image xlink:href="Pictures/100019BA000022BA0000115DE0A9D46A58168406.svg" xlink:type="simple" xlink:show="embed" xlink:actuate="onLoad">
            <text:p/>
          </draw:image>
          <draw:image xlink:href="Pictures/1000020100000150000000A83A3FA1C06D5613FB.png" xlink:type="simple" xlink:show="embed" xlink:actuate="onLoad"/>
        </draw:frame>
        <draw:line draw:style-name="gr13" draw:text-style-name="P2" draw:layer="layout" svg:x1="22.525cm" svg:y1="10.157cm" svg:x2="20.239cm" svg:y2="10.206cm">
          <text:p/>
        </draw:line>
        <draw:custom-shape draw:style-name="gr18" draw:text-style-name="P5" draw:layer="layout" svg:width="4.968cm" svg:height="1.27cm" svg:x="18.981cm" svg:y="0.723cm">
          <text:p text:style-name="P2"><text:span text:style-name="T1">Utilisateu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19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18:55:29.371250260</meta:creation-date>
    <dc:date>2019-12-28T20:28:14.940182045</dc:date>
    <meta:editing-duration>PT7H53M47S</meta:editing-duration>
    <meta:editing-cycles>8</meta:editing-cycles>
    <meta:generator>LibreOffice/6.0.7.3$Linux_X86_64 LibreOffice_project/00m0$Build-3</meta:generator>
    <meta:document-statistic meta:object-count="44"/>
  </office:meta>
</office:document-meta>
</file>